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Open Sans Semibold" svg:font-family="'Open Sans Semibold'" style:font-family-generic="swiss" style:font-pitch="variable"/>
    <style:font-face style:name="Open Sans Semibold1" svg:font-family="'Open Sans Semibold'"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fo:font-weight="normal" style:font-size-asian="12pt" style:font-weight-asian="normal" style:font-size-complex="12pt" style:font-weight-complex="normal"/>
    </style:style>
    <style:style style:name="P2"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4" style:family="paragraph" style:parent-style-name="Standard">
      <style:text-properties style:font-name="Arial" fo:font-size="22pt" fo:font-weight="bold" style:font-size-asian="22pt" style:font-weight-asian="bold" style:font-size-complex="22pt" style:font-weight-complex="bold"/>
    </style:style>
    <style:style style:name="P5" style:family="paragraph" style:parent-style-name="Standard">
      <style:text-properties style:font-name="Arial" fo:font-size="16pt" fo:font-weight="normal" style:font-size-asian="16pt" style:font-weight-asian="normal" style:font-size-complex="16pt" style:font-weight-complex="normal"/>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text-properties style:font-name="Arial" fo:font-size="16pt" fo:font-style="italic" style:text-underline-style="none" fo:font-weight="normal" style:font-size-asian="16pt" style:font-style-asian="italic" style:font-weight-asian="normal" style:font-size-complex="16pt" style:font-style-complex="italic" style:font-weight-complex="normal"/>
    </style:style>
    <style:style style:name="P8" style:family="paragraph" style:parent-style-name="Standard">
      <style:text-properties style:font-name="Arial" fo:font-size="16pt" fo:font-style="italic" style:text-underline-style="none" fo:font-weight="bold" style:font-size-asian="16pt" style:font-style-asian="italic" style:font-weight-asian="bold" style:font-size-complex="16pt" style:font-style-complex="italic" style:font-weight-complex="bold"/>
    </style:style>
    <style:style style:name="P9" style:family="paragraph" style:parent-style-name="Standard">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line-height="100%"/>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text-properties style:font-name="Arial" fo:font-size="18pt" fo:font-weight="bold" style:font-size-asian="18pt" style:font-weight-asian="bold" style:font-size-complex="18pt" style:font-weight-complex="bold"/>
    </style:style>
    <style:style style:name="P12"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1">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list-style-name="L3"/>
    <style:style style:name="T1" style:family="text">
      <style:text-properties fo:color="#000000"/>
    </style:style>
    <style:style style:name="T2" style:family="text">
      <style:text-properties fo:font-weight="normal" style:font-weight-asian="normal" style:font-weight-complex="normal"/>
    </style:style>
    <style:style style:name="T3"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Vision ”Den glade piraten”</text:p>
      <text:p text:style-name="P4"><text:span text:style-name="T6"/></text:p>
      <text:p text:style-name="P6"><text:span text:style-name="T5">Bakgrund</text:span></text:p>
      <text:p text:style-name="P12"/>
      <text:p text:style-name="P12">”Den glade piraten” är en båtklubb där man som medlem får hyra en plats till sin båt. </text:p>
      <text:p text:style-name="P12"/>
      <text:p text:style-name="P12">Med tiden har antalet medlemmar i klubben ökat och det har därför blivit svårare att hålla reda på allt. Medlemmar har det svårt för att kunna byta sin information i medlemsregistret. </text:p>
      <text:p text:style-name="P12"/>
      <text:p text:style-name="P12">Bokning av platser ordnas av sekreteraren. Vissa medlemmar skaffar fler än en båt och vill därför ha sina båtar nära varandra. Då vill de ofta ha sin gamla plats kvar. Det blir ofta missnöjen när medlemmar har fått sina platser och privata byten uppstår. Sekreteraren måste också ta fram uppgifter om medlemmarnas båtar manuellt för att boka en plats som passar båten. </text:p>
      <text:p text:style-name="P12"/>
      <text:p text:style-name="P12">Kassören har i uppgift att ha hand om alla medlemsavgifter. Enda sättet att kontrollera att en medlem har betalat är genom att medlemmen kommer med ett kvitto på att de har betalat. Eftersom det finns en fast och en rörlig avgift, där den rörliga beror på hur många båtar en medlem har, så är det troligt att några faktiskt inte betalar sin avgift.</text:p>
      <text:p text:style-name="P12"/>
      <text:p text:style-name="P8">Användargrupper</text:p>
      <text:p text:style-name="P10"><text:span text:style-name="T1"/></text:p>
      <text:p text:style-name="P9"><text:span text:style-name="T1">Kund</text:span></text:p>
      <text:p text:style-name="P12"/>
      <text:p text:style-name="P3">Mycket aktiva medlemmar</text:p>
      <text:p text:style-name="P12"/>
      <text:p text:style-name="P12">Personer som har en eller flera båtar. Använder sin/sina båtar ofta och är aktiv i klubbens gemenskap. Har ett stort intresse för båtar. Har jobb inom båtar/har mycket fritid/är pensionerad. </text:p>
      <text:p text:style-name="P2"/>
      <text:p text:style-name="P3">Aktiva medlemmar</text:p>
      <text:p text:style-name="P3"/>
      <text:p text:style-name="P12">Personer som har en eller flera båtar. Använder sin/sina båtar ibland och håller sig uppdaterad i klubbens gemenskap. Har intresse för båtar. Har båtar som en hobby/semesteraktivitet.</text:p>
      <text:p text:style-name="P2"/>
      <text:p text:style-name="P3">Passiva medlemmar</text:p>
      <text:p text:style-name="P3"/>
      <text:p text:style-name="P12">Personer som har en eller flera båtar. Använder sin/sina båtar sällan/aldrig. Använder klubben till att förvara sin båt under en viss tid. Är sällan/aldrig uppdaterad i klubbens gemenskap.</text:p>
      <text:p text:style-name="P2"/>
      <text:p text:style-name="P9">Klubbens anställda</text:p>
      <text:p text:style-name="P9"/>
      <text:p text:style-name="P3">Kassör</text:p>
      <text:p text:style-name="P3"/>
      <text:p text:style-name="P12">God datorvana med kalkylprogram. Har goda kunskaper/utbildning inom ekonomi. Har hand om ekonomin.</text:p>
      <text:p text:style-name="P2"/>
      <text:p text:style-name="P3">Sekreterare</text:p>
      <text:p text:style-name="P3"/>
      <text:p text:style-name="P12">God datorvana. Bokar och arrangerar möten och träffar på klubbens webbsida. Bokar medlemmars platser i registret.</text:p>
      <text:p text:style-name="P7"/>
      <text:p text:style-name="P8"><text:soft-page-break/>Intressenter</text:p>
      <text:p text:style-name="P7"/>
      <text:p text:style-name="P3">John Smith</text:p>
      <text:p text:style-name="P3"/>
      <text:p text:style-name="P12">Ägare av ”Den glade piraten”. John.smith@dengladepiraten.se</text:p>
      <text:p text:style-name="P12"/>
      <text:p text:style-name="P3">Nationella Båtregistret</text:p>
      <text:p text:style-name="P3"/>
      <text:p text:style-name="P12">Båtregister där information om medlemmarnas båtar hämtas. www.nationellabatregistret.se</text:p>
      <text:p text:style-name="P3"/>
      <text:p text:style-name="P3">Räddningstjänsten</text:p>
      <text:p text:style-name="P3"/>
      <text:p text:style-name="P12">Av säkerhetsskäl behöver de veta båtens ägare om något skulle hända.</text:p>
      <text:p text:style-name="P7"/>
      <text:p text:style-name="P3">Datainspektionen</text:p>
      <text:p text:style-name="P3"/>
      <text:p text:style-name="P12">Personuppgiftslagen (PuL). För hanteringen av medlemmarnas uppgifter.</text:p>
      <text:p text:style-name="P7"/>
      <text:p text:style-name="P8">Liknande system</text:p>
      <text:p text:style-name="P7"/>
      <text:p text:style-name="P3">arcMember</text:p>
      <text:p text:style-name="P3"/>
      <text:p text:style-name="P3"><text:span text:style-name="T4">www.arcmember.se</text:span></text:p>
      <text:p text:style-name="P3"/>
      <text:list xml:id="list1248089107840628843" text:style-name="L3">
        <text:list-item>
          <text:p text:style-name="P15"><text:span text:style-name="T3">Har månadskostnad</text:span></text:p>
          <text:list>
            <text:list-item>
              <text:p text:style-name="P15"><text:span text:style-name="T3">Fyra versioner</text:span></text:p>
            </text:list-item>
            <text:list-item>
              <text:p text:style-name="P15"><text:span text:style-name="T3">150, 500, 1000 eller obegränsat med medlemmar</text:span></text:p>
            </text:list-item>
            <text:list-item>
              <text:p text:style-name="P15"><text:span text:style-name="T3">2, 4, 8 eller obegränsad med administratörer</text:span></text:p>
            </text:list-item>
            <text:list-item>
              <text:p text:style-name="P15"><text:span text:style-name="T3">Fakturering kräver högre än basversionen</text:span></text:p>
            </text:list-item>
            <text:list-item>
              <text:p text:style-name="P15"><text:span text:style-name="T3">För bästa fakturerings-tjänst krävs högsta versionen</text:span></text:p>
            </text:list-item>
          </text:list>
        </text:list-item>
      </text:list>
      <text:list xml:id="list1793029734741316326" text:style-name="L1">
        <text:list-item>
          <text:p text:style-name="P13">Högre månadskostnad om man vill ha mer funktioner</text:p>
        </text:list-item>
        <text:list-item>
          <text:p text:style-name="P13">Har många funktioner</text:p>
        </text:list-item>
        <text:list-item>
          <text:p text:style-name="P13">Internetbaserat</text:p>
        </text:list-item>
        <text:list-item>
          <text:p text:style-name="P13">Har ingen koppling till nationella båtregistret</text:p>
        </text:list-item>
        <text:list-item>
          <text:p text:style-name="P13">Skapat för att kunna passa många olika föreningar, organisationer och klubbar</text:p>
        </text:list-item>
        <text:list-item>
          <text:p text:style-name="P13">Funktioner blir då rätt generella och inte specifika</text:p>
        </text:list-item>
        <text:list-item>
          <text:p text:style-name="P13">Eventuellt fler funktioner än vad som behövs</text:p>
        </text:list-item>
      </text:list>
      <text:p text:style-name="P7"/>
      <text:p text:style-name="P8">Baskrav</text:p>
      <text:p text:style-name="P7"/>
      <text:p text:style-name="P14">BK1 <text:span text:style-name="T2">Kunder ska lätt kunna registrera, boka platser och ändra sina uppgifter</text:span></text:p>
      <text:p text:style-name="P14"><text:span text:style-name="T2"><text:tab/></text:span>BK1.1 <text:span text:style-name="T2">Systemet ska erbjuda kunden platser att välja bland</text:span></text:p>
      <text:p text:style-name="P14"><text:span text:style-name="T2"><text:tab/></text:span>BK1.2 <text:span text:style-name="T2">Systemet ska erbjuda kunden hjälp om det behövs</text:span></text:p>
      <text:p text:style-name="P14"><text:span text:style-name="T2"/></text:p>
      <text:p text:style-name="P14">BK2 <text:span text:style-name="T2">Systemet ska hålla kunden uppdaterad på om det finns avgifter/fakturor att betala</text:span></text:p>
      <text:p text:style-name="P14"><text:span text:style-name="T2"><text:tab/></text:span>BK2.1 <text:span text:style-name="T2">Kunden ska ha möjligheten att betala dessa genom systemet</text:span></text:p>
      <text:p text:style-name="P14"><text:span text:style-name="T2"><text:tab/></text:span>BK2.2 <text:span text:style-name="T2">Systemet ska automatiskt påminna försenade inbetalningar</text:span></text:p>
      <text:p text:style-name="P14"><text:span text:style-name="T2"/></text:p>
      <text:p text:style-name="P14"><text:soft-page-break/>BK3 <text:span text:style-name="T2">De anställda ska ha full överblick och ska kunna ändra i registret över medlemmar</text:span></text:p>
      <text:p text:style-name="P14"><text:span text:style-name="T2"><text:tab/></text:span>BK 3.1 <text:span text:style-name="T2">Sekreteraren ska kunna ändra personuppgifter och bokningar vid behov eller på <text:tab/><text:tab/>kundens begäran</text:span></text:p>
      <text:p text:style-name="P14"><text:span text:style-name="T2"><text:tab/></text:span>BK 3.2 <text:span text:style-name="T2">Kassören ska ha tillgång till kundernas betalningshistorik för uppföljd vid ej betalda <text:tab/>avgifter</text:span></text:p>
      <text:p text:style-name="P14"><text:span text:style-name="T2"/></text:p>
      <text:p text:style-name="P14">BK4 <text:span text:style-name="T2">Kunden ska få uppdateringar av systemet om kommande möten eller händelser</text:span></text:p>
      <text:p text:style-name="P14"><text:span text:style-name="T2"><text:tab/></text:span>BK4.1 <text:span text:style-name="T2">Sekreteraren ska kunna lägga in och ändra på dessa i systemet</text:span></text:p>
      <text:p text:style-name="P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Open Sans Semibold" svg:font-family="'Open Sans Semibold'" style:font-family-generic="swiss" style:font-pitch="variable"/>
    <style:font-face style:name="Open Sans Semibold1" svg:font-family="'Open Sans Semibold'"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06:07.71</meta:creation-date>
    <dc:date>2013-12-05T01:23:23.44</dc:date>
    <meta:editing-duration>PT5H59M8S</meta:editing-duration>
    <meta:editing-cycles>10</meta:editing-cycles>
    <meta:generator>OpenOffice/4.0.1$Win32 OpenOffice.org_project/401m5$Build-9714</meta:generator>
    <meta:document-statistic meta:table-count="0" meta:image-count="0" meta:object-count="0" meta:page-count="3" meta:paragraph-count="56" meta:word-count="565" meta:character-count="3677"/>
  </office:meta>
</office:document-meta>
</file>